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56e8" officeooo:paragraph-rsid="001a56e8"/>
    </style:style>
    <style:style style:name="P2" style:family="paragraph" style:parent-style-name="Standard">
      <style:text-properties officeooo:rsid="001b749e" officeooo:paragraph-rsid="001b749e"/>
    </style:style>
    <style:style style:name="P3" style:family="paragraph" style:parent-style-name="Standard">
      <style:text-properties officeooo:rsid="001c6c01" officeooo:paragraph-rsid="001c6c01"/>
    </style:style>
    <style:style style:name="P4" style:family="paragraph" style:parent-style-name="Standard">
      <style:text-properties officeooo:rsid="001d8349" officeooo:paragraph-rsid="001d8349"/>
    </style:style>
    <style:style style:name="P5" style:family="paragraph" style:parent-style-name="Standard">
      <style:text-properties officeooo:rsid="001ebaa8" officeooo:paragraph-rsid="001ebaa8"/>
    </style:style>
    <style:style style:name="T1" style:family="text">
      <style:text-properties officeooo:rsid="001ca612"/>
    </style:style>
    <style:style style:name="T2" style:family="text">
      <style:text-properties officeooo:rsid="001e4090"/>
    </style:style>
    <style:style style:name="T3" style:family="text">
      <style:text-properties officeooo:rsid="001ebaa8"/>
    </style:style>
    <style:style style:name="T4" style:family="text">
      <style:text-properties officeooo:rsid="00202ef4"/>
    </style:style>
    <style:style style:name="T5" style:family="text">
      <style:text-properties officeooo:rsid="00233336"/>
    </style:style>
    <style:style style:name="T6" style:family="text">
      <style:text-properties officeooo:rsid="002463eb"/>
    </style:style>
    <style:style style:name="T7" style:family="text">
      <style:text-properties officeooo:rsid="0024b284"/>
    </style:style>
    <style:style style:name="T8" style:family="text">
      <style:text-properties officeooo:rsid="00268fbe"/>
    </style:style>
    <style:style style:name="T9" style:family="text">
      <style:text-properties officeooo:rsid="0029d7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ndidato</text:p>
      <text:p text:style-name="P1">- Nombre</text:p>
      <text:p text:style-name="P1">- Descripción</text:p>
      <text:p text:style-name="P1">- Fotografía</text:p>
      <text:p text:style-name="P1">- Banner</text:p>
      <text:p text:style-name="P1">- <text:span text:style-name="T6">Estilo de Micrositio</text:span></text:p>
      <text:p text:style-name="P1">- <text:span text:style-name="T7">Partido Político</text:span></text:p>
      <text:p text:style-name="P1">- <text:span text:style-name="T7">Municipio</text:span></text:p>
      <text:p text:style-name="P1">- <text:span text:style-name="T9">Tipo de Candidato (Alcalde, Diputado Local, Diputado Federal)</text:span></text:p>
      <text:p text:style-name="P1">- <text:span text:style-name="T9">Distrito (en caso de que sea Diputado)</text:span></text:p>
      <text:p text:style-name="P1"/>
      <text:p text:style-name="P2">Compromiso</text:p>
      <text:p text:style-name="P2">- Candidato</text:p>
      <text:p text:style-name="P2">- Im<text:span text:style-name="T3">á</text:span>gen</text:p>
      <text:p text:style-name="P2">- Texto</text:p>
      <text:p text:style-name="P2"/>
      <text:p text:style-name="P5">Noticia</text:p>
      <text:p text:style-name="P5">- Candidato</text:p>
      <text:p text:style-name="P5">- Título</text:p>
      <text:p text:style-name="P5">- Texto</text:p>
      <text:p text:style-name="P5">- Imágen</text:p>
      <text:p text:style-name="P5">- <text:span text:style-name="T5">Fecha de Publicación</text:span></text:p>
      <text:p text:style-name="P2"/>
      <text:p text:style-name="P3">Galeria</text:p>
      <text:p text:style-name="P3">- Candidato</text:p>
      <text:p text:style-name="P3">- Nombre</text:p>
      <text:p text:style-name="P3">- <text:span text:style-name="T4">Nivel (1 al 5, ordenado del 5 para abajo de acuerdo a la importancia)</text:span></text:p>
      <text:p text:style-name="P3">- <text:span text:style-name="T1">Tipo de Galeria(Imágen o Vídeo)</text:span></text:p>
      <text:p text:style-name="P3"/>
      <text:p text:style-name="P3">ItemImagen</text:p>
      <text:p text:style-name="P3">- Galeria</text:p>
      <text:p text:style-name="P3">- Im<text:span text:style-name="T3">á</text:span>gen</text:p>
      <text:p text:style-name="P3">- Texto</text:p>
      <text:p text:style-name="P3"/>
      <text:p text:style-name="P4">ItemV<text:span text:style-name="T3">í</text:span>deo</text:p>
      <text:p text:style-name="P4">- Galeria</text:p>
      <text:p text:style-name="P4">- URL (youtube... utilizar embed) o ID del V<text:span text:style-name="T3">í</text:span>deo</text:p>
      <text:p text:style-name="P4">- <text:span text:style-name="T2">Texto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ermo Arturo González Villagómez</meta:initial-creator>
    <meta:creation-date>2015-01-24T23:41:11.929146515</meta:creation-date>
    <dc:date>2015-01-25T00:41:41.983936814</dc:date>
    <dc:creator>Guillermo Arturo González Villagómez</dc:creator>
    <meta:editing-duration>PT1H23S</meta:editing-duration>
    <meta:editing-cycles>16</meta:editing-cycles>
    <meta:generator>LibreOffice/4.3.3.2$Linux_X86_64 LibreOffice_project/430m0$Build-2</meta:generator>
    <meta:document-statistic meta:table-count="0" meta:image-count="0" meta:object-count="0" meta:page-count="1" meta:paragraph-count="33" meta:word-count="102" meta:character-count="540" meta:non-whitespace-character-count="471"/>
  </office:meta>
</office:document-meta>
</file>